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91b8"/>
    </style:style>
    <style:style style:name="T1" style:family="text">
      <style:text-properties officeooo:rsid="000691b8"/>
    </style:style>
    <style:style style:name="T2" style:family="text">
      <style:text-properties fo:font-style="normal" officeooo:rsid="000989d0" style:font-style-asian="normal" style:font-style-complex="normal"/>
    </style:style>
    <style:style style:name="T3" style:family="text">
      <style:text-properties fo:font-style="normal" officeooo:rsid="000691b8" style:font-style-asian="normal" style:font-style-complex="normal"/>
    </style:style>
    <style:style style:name="T4" style:family="text">
      <style:text-properties fo:font-style="normal" officeooo:rsid="000b3477" style:font-style-asian="normal" style:font-style-complex="normal"/>
    </style:style>
    <style:style style:name="T5" style:family="text">
      <style:text-properties fo:font-style="normal" officeooo:rsid="000bd59e" style:font-style-asian="normal" style:font-style-complex="normal"/>
    </style:style>
    <style:style style:name="T6" style:family="text">
      <style:text-properties fo:font-style="normal" officeooo:rsid="000c183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question of considering code itself as art, rather than what is created by the code, is an interesting one for a couple of reasons.</text:span><text:span text:style-name="T3"> <text:s/></text:span><text:span text:style-name="T4">Code could be considered similar to a tool in that they both serve to assemble and hold together a project.</text:span><text:span text:style-name="T2"> <text:s/></text:span><text:span text:style-name="T4">But unlike code, there’s a particular way to use tools: there’s generally only one way to use a hammer, or a paintbrush, or a knife. <text:s/>Code, on the other hand, while it sticks to certain syntax rules and protocols, generally has to be written from the programmer’s idea of what the program should look and work like, opening up the room for more “artistic” personal expression. <text:s/></text:span><text:span text:style-name="T5">What makes this interesting, though, </text:span><text:span text:style-name="T6">is that the code itself is never seen by the end user under normal circumstances. <text:s/>This would limit the use of code alone as “art,” but I do believe the act of coding is an art that each person will develop their own style 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4:10:41.537000000</meta:creation-date>
    <meta:generator>LibreOffice/6.4.2.2$Windows_X86_64 LibreOffice_project/4e471d8c02c9c90f512f7f9ead8875b57fcb1ec3</meta:generator>
    <dc:date>2020-10-15T01:11:08.618000000</dc:date>
    <meta:editing-duration>PT28M19S</meta:editing-duration>
    <meta:editing-cycles>5</meta:editing-cycles>
    <meta:document-statistic meta:table-count="0" meta:image-count="0" meta:object-count="0" meta:page-count="1" meta:paragraph-count="1" meta:word-count="161" meta:character-count="887" meta:non-whitespace-character-count="722"/>
  </office:meta>
</office:document-meta>
</file>